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597cm" table:align="left"/>
    </style:style>
    <style:style style:name="Table1.A" style:family="table-column">
      <style:table-column-properties style:column-width="3.59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582cm" table:align="left"/>
    </style:style>
    <style:style style:name="Table3.A" style:family="table-column">
      <style:table-column-properties style:column-width="2.58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6.324cm" table:align="left"/>
    </style:style>
    <style:style style:name="Table5.A" style:family="table-column">
      <style:table-column-properties style:column-width="6.32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5.373cm" table:align="left"/>
    </style:style>
    <style:style style:name="Table7.A" style:family="table-column">
      <style:table-column-properties style:column-width="5.37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9.017cm" table:align="left"/>
    </style:style>
    <style:style style:name="Table9.A" style:family="table-column">
      <style:table-column-properties style:column-width="9.017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298cm" table:align="left"/>
    </style:style>
    <style:style style:name="Table10.A" style:family="table-column">
      <style:table-column-properties style:column-width="0.29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8.179cm" table:align="left"/>
    </style:style>
    <style:style style:name="Table11.A" style:family="table-column">
      <style:table-column-properties style:column-width="8.17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3.681cm" table:align="left"/>
    </style:style>
    <style:style style:name="Table13.A" style:family="table-column">
      <style:table-column-properties style:column-width="13.681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9.402cm" table:align="left"/>
    </style:style>
    <style:style style:name="Table15.A" style:family="table-column">
      <style:table-column-properties style:column-width="9.402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9.232cm" table:align="left"/>
    </style:style>
    <style:style style:name="Table17.A" style:family="table-column">
      <style:table-column-properties style:column-width="9.232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298cm" table:align="left"/>
    </style:style>
    <style:style style:name="Table18.A" style:family="table-column">
      <style:table-column-properties style:column-width="0.29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6.428cm" table:align="left"/>
    </style:style>
    <style:style style:name="Table19.A" style:family="table-column">
      <style:table-column-properties style:column-width="6.42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298cm" table:align="left"/>
    </style:style>
    <style:style style:name="Table20.A" style:family="table-column">
      <style:table-column-properties style:column-width="0.29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4.117cm" table:align="left"/>
    </style:style>
    <style:style style:name="Table21.A" style:family="table-column">
      <style:table-column-properties style:column-width="4.117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445cm" table:align="left"/>
    </style:style>
    <style:style style:name="Table23.A" style:family="table-column">
      <style:table-column-properties style:column-width="1.445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298cm" table:align="left"/>
    </style:style>
    <style:style style:name="Table24.A" style:family="table-column">
      <style:table-column-properties style:column-width="0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3.281cm" table:align="left"/>
    </style:style>
    <style:style style:name="Table25.A" style:family="table-column">
      <style:table-column-properties style:column-width="3.281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298cm" table:align="left"/>
    </style:style>
    <style:style style:name="Table26.A" style:family="table-column">
      <style:table-column-properties style:column-width="0.29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8.968cm" table:align="left"/>
    </style:style>
    <style:style style:name="Table27.A" style:family="table-column">
      <style:table-column-properties style:column-width="8.96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298cm" table:align="left"/>
    </style:style>
    <style:style style:name="Table28.A" style:family="table-column">
      <style:table-column-properties style:column-width="0.29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6.614cm" table:align="left"/>
    </style:style>
    <style:style style:name="Table29.A" style:family="table-column">
      <style:table-column-properties style:column-width="16.614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298cm" table:align="left"/>
    </style:style>
    <style:style style:name="Table30.A" style:family="table-column">
      <style:table-column-properties style:column-width="0.298cm"/>
    </style:style>
    <style:style style:name="Table30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LAB EXERCISE 1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1. pwd , ls -al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2. mkdir intern-2020 rapidops-2020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3. touch dev.txt helloworld.tx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4. cat &gt; dev.txt , echo "helloworld" &gt; helloworld.txt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<text:bookmark text:name="LC10"/>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5. cp -r dev.txt helloworld.txt ../rapidops-2020/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<text:bookmark text:name="LC12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6. cd ../rapidops-2020/ , mv dev.txt dev1.txt ; mv helloworld.txt helloworld1.txt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<text:bookmark text:name="LC14"/>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7. chmod u=r dev1.txt , chmod ug=rw helloworld1.txt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"><text:bookmark text:name="LC16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8. tar -cvf test.tar dev1.txt , mv test.tar ../intern-2020/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"><text:bookmark text:name="LC18"/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9. cp test.tar test-new.tar , rm test.tar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"><text:bookmark text:name="LC20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10. find -iname dev.txt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"><text:bookmark text:name="LC22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11. top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"><text:bookmark text:name="LC24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12. df -h ; free -m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"><text:bookmark text:name="LC26"/>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13. ps -aux |, ps -aux | grep 'gnome-terminal-server'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"><text:bookmark text:name="LC28"/>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14. wget https://releases.mattermost.com/desktop/4.3.2/mattermost-desktop-4.3.2-linux-i386.deb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"><text:bookmark text:name="LC30"/></text:p>
          </table:table-cell>
        </table:table-row>
      </table:table>
      <text:p text:style-name="Text_20_body">15. ifconf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9:10:23.351767401</meta:creation-date>
    <dc:date>2020-01-17T19:23:14.764774356</dc:date>
    <meta:editing-duration>PT12M56S</meta:editing-duration>
    <meta:editing-cycles>1</meta:editing-cycles>
    <meta:document-statistic meta:table-count="30" meta:image-count="0" meta:object-count="0" meta:page-count="1" meta:paragraph-count="16" meta:word-count="92" meta:character-count="636" meta:non-whitespace-character-count="560"/>
    <meta:generator>LibreOffice/6.0.7.3$Linux_X86_64 LibreOffice_project/00m0$Build-3</meta:generator>
  </office:meta>
</office:document-meta>
</file>